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02ef" officeooo:paragraph-rsid="000202ef"/>
    </style:style>
    <style:style style:name="P2" style:family="paragraph" style:parent-style-name="Standard">
      <style:paragraph-properties fo:text-align="center" style:justify-single-word="false"/>
      <style:text-properties officeooo:rsid="000202ef" officeooo:paragraph-rsid="000202ef"/>
    </style:style>
    <style:style style:name="P3" style:family="paragraph" style:parent-style-name="Standard">
      <style:paragraph-properties fo:text-align="center" style:justify-single-word="false"/>
      <style:text-properties fo:font-size="40pt" officeooo:rsid="000202ef" officeooo:paragraph-rsid="000202ef" style:font-size-asian="40pt" style:font-size-complex="40pt"/>
    </style:style>
    <style:style style:name="P4" style:family="paragraph" style:parent-style-name="Standard">
      <style:text-properties officeooo:rsid="00063fc6" officeooo:paragraph-rsid="00063fc6"/>
    </style:style>
    <style:style style:name="P5" style:family="paragraph" style:parent-style-name="Standard">
      <style:text-properties fo:font-size="12pt" officeooo:paragraph-rsid="00063fc6" style:font-size-asian="12pt" style:font-size-complex="12pt"/>
    </style:style>
    <style:style style:name="P6" style:family="paragraph" style:parent-style-name="Standard">
      <style:text-properties fo:font-size="12pt" officeooo:rsid="000c7a93" officeooo:paragraph-rsid="000c7a93" style:font-size-asian="12pt" style:font-size-complex="12pt"/>
    </style:style>
    <style:style style:name="P7" style:family="paragraph" style:parent-style-name="Standard">
      <style:text-properties fo:font-style="italic" fo:font-weight="bold" officeooo:rsid="000202ef" officeooo:paragraph-rsid="000202ef" style:font-style-asian="italic" style:font-weight-asian="bold" style:font-style-complex="italic" style:font-weight-complex="bold"/>
    </style:style>
    <style:style style:name="P8" style:family="paragraph" style:parent-style-name="Standard">
      <style:text-properties style:font-name="Times New Roman" fo:font-size="12pt" officeooo:rsid="00063fc6" officeooo:paragraph-rsid="00063fc6" style:font-size-asian="12pt" style:font-size-complex="12pt"/>
    </style:style>
    <style:style style:name="P9" style:family="paragraph" style:parent-style-name="Standard">
      <style:text-properties style:font-name="Times New Roman" fo:font-size="12pt" officeooo:rsid="000bc080" officeooo:paragraph-rsid="00063fc6" style:font-size-asian="12pt" style:font-size-complex="12pt"/>
    </style:style>
    <style:style style:name="P10" style:family="paragraph" style:parent-style-name="Standard">
      <style:text-properties style:font-name="Times New Roman" fo:font-size="12pt" officeooo:rsid="0011c35d" officeooo:paragraph-rsid="000c7a9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officeooo:rsid="000fcc94" officeooo:paragraph-rsid="000c7a93" style:font-size-asian="12pt" style:font-size-complex="12pt"/>
    </style:style>
    <style:style style:name="P12" style:family="paragraph" style:parent-style-name="Standard">
      <style:text-properties style:font-name="Times New Roman" fo:font-size="12pt" officeooo:rsid="00174506" officeooo:paragraph-rsid="00174506" style:font-size-asian="12pt" style:font-size-complex="12pt"/>
    </style:style>
    <style:style style:name="P13" style:family="paragraph" style:parent-style-name="Standard">
      <style:text-properties style:font-name="Times New Roman" fo:font-size="12pt" officeooo:rsid="002a39d4" officeooo:paragraph-rsid="002a39d4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22pt" officeooo:rsid="0016fb52" officeooo:paragraph-rsid="0016fb52" style:font-size-asian="22pt" style:font-size-complex="22pt"/>
    </style:style>
    <style:style style:name="P15" style:family="paragraph" style:parent-style-name="Standard">
      <style:text-properties fo:font-size="12pt" officeooo:rsid="0012482f" officeooo:paragraph-rsid="0012482f" style:font-size-asian="12pt" style:font-size-complex="12pt"/>
    </style:style>
    <style:style style:name="P16" style:family="paragraph" style:parent-style-name="Standard">
      <style:text-properties fo:font-size="12pt" officeooo:rsid="00185e87" officeooo:paragraph-rsid="00185e87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185e87" officeooo:paragraph-rsid="00185e87" style:font-size-asian="12pt" style:font-size-complex="12pt"/>
    </style:style>
    <style:style style:name="P18" style:family="paragraph" style:parent-style-name="Standard">
      <style:text-properties fo:font-size="12pt" officeooo:rsid="001a8971" officeooo:paragraph-rsid="001a8971" style:font-size-asian="12pt" style:font-size-complex="12pt"/>
    </style:style>
    <style:style style:name="P19" style:family="paragraph" style:parent-style-name="Standard">
      <style:text-properties fo:font-size="12pt" officeooo:rsid="001ec82a" officeooo:paragraph-rsid="001ec82a" style:font-size-asian="12pt" style:font-size-complex="12pt"/>
    </style:style>
    <style:style style:name="P20" style:family="paragraph" style:parent-style-name="Standard">
      <style:text-properties fo:font-size="12pt" officeooo:rsid="00242113" officeooo:paragraph-rsid="00242113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63fc6"/>
    </style:style>
    <style:style style:name="T3" style:family="text">
      <style:text-properties style:font-name="Times New Roman" officeooo:rsid="000700f3"/>
    </style:style>
    <style:style style:name="T4" style:family="text">
      <style:text-properties style:font-name="Times New Roman" officeooo:rsid="000827d6"/>
    </style:style>
    <style:style style:name="T5" style:family="text">
      <style:text-properties style:font-name="Times New Roman" officeooo:rsid="000a47ca"/>
    </style:style>
    <style:style style:name="T6" style:family="text">
      <style:text-properties style:font-name="Times New Roman" officeooo:rsid="000bc080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 fo:font-style="italic" officeooo:rsid="0011c35d" style:font-style-asian="italic" style:font-style-complex="italic"/>
    </style:style>
    <style:style style:name="T9" style:family="text">
      <style:text-properties style:font-name="Times New Roman" fo:font-style="italic" officeooo:rsid="00186196" style:font-style-asian="italic" style:font-style-complex="italic"/>
    </style:style>
    <style:style style:name="T10" style:family="text">
      <style:text-properties style:font-name="Times New Roman" fo:font-style="italic" officeooo:rsid="001c4e15" style:font-style-asian="italic" style:font-style-complex="italic"/>
    </style:style>
    <style:style style:name="T11" style:family="text">
      <style:text-properties style:font-name="Times New Roman" fo:font-style="italic" officeooo:rsid="00209bf3" style:font-style-asian="italic" style:font-style-complex="italic"/>
    </style:style>
    <style:style style:name="T12" style:family="text">
      <style:text-properties style:font-name="Times New Roman" fo:font-style="italic" officeooo:rsid="0021360f" style:font-style-asian="italic" style:font-style-complex="italic"/>
    </style:style>
    <style:style style:name="T13" style:family="text">
      <style:text-properties style:font-name="Times New Roman" fo:font-style="italic" officeooo:rsid="0022b1cd" style:font-style-asian="italic" style:font-style-complex="italic"/>
    </style:style>
    <style:style style:name="T14" style:family="text">
      <style:text-properties style:font-name="Times New Roman" fo:font-style="italic" officeooo:rsid="002729ec" style:font-style-asian="italic" style:font-style-complex="italic"/>
    </style:style>
    <style:style style:name="T15" style:family="text">
      <style:text-properties style:font-name="Times New Roman" officeooo:rsid="000e3016"/>
    </style:style>
    <style:style style:name="T16" style:family="text">
      <style:text-properties style:font-name="Times New Roman" officeooo:rsid="000fcc94"/>
    </style:style>
    <style:style style:name="T17" style:family="text">
      <style:text-properties style:font-name="Times New Roman" officeooo:rsid="0011c35d"/>
    </style:style>
    <style:style style:name="T18" style:family="text">
      <style:text-properties style:font-name="Times New Roman" officeooo:rsid="0013bbee"/>
    </style:style>
    <style:style style:name="T19" style:family="text">
      <style:text-properties style:font-name="Times New Roman" officeooo:rsid="00185e87"/>
    </style:style>
    <style:style style:name="T20" style:family="text">
      <style:text-properties style:font-name="Times New Roman" officeooo:rsid="00186196"/>
    </style:style>
    <style:style style:name="T21" style:family="text">
      <style:text-properties style:font-name="Times New Roman" officeooo:rsid="001864b4"/>
    </style:style>
    <style:style style:name="T22" style:family="text">
      <style:text-properties style:font-name="Times New Roman" officeooo:rsid="00188127"/>
    </style:style>
    <style:style style:name="T23" style:family="text">
      <style:text-properties style:font-name="Times New Roman" officeooo:rsid="0018c66b"/>
    </style:style>
    <style:style style:name="T24" style:family="text">
      <style:text-properties style:font-name="Times New Roman" officeooo:rsid="001c4e15"/>
    </style:style>
    <style:style style:name="T25" style:family="text">
      <style:text-properties style:font-name="Times New Roman" officeooo:rsid="001ce09d"/>
    </style:style>
    <style:style style:name="T26" style:family="text">
      <style:text-properties style:font-name="Times New Roman" officeooo:rsid="001fed59"/>
    </style:style>
    <style:style style:name="T27" style:family="text">
      <style:text-properties style:font-name="Times New Roman" officeooo:rsid="00209bf3"/>
    </style:style>
    <style:style style:name="T28" style:family="text">
      <style:text-properties style:font-name="Times New Roman" officeooo:rsid="0021360f"/>
    </style:style>
    <style:style style:name="T29" style:family="text">
      <style:text-properties style:font-name="Times New Roman" officeooo:rsid="0022b1cd"/>
    </style:style>
    <style:style style:name="T30" style:family="text">
      <style:text-properties style:font-name="Times New Roman" officeooo:rsid="002531ab"/>
    </style:style>
    <style:style style:name="T31" style:family="text">
      <style:text-properties style:font-name="Times New Roman" officeooo:rsid="0028a30e"/>
    </style:style>
    <style:style style:name="T32" style:family="text">
      <style:text-properties style:text-position="sub 58%" style:font-name="Times New Roman" fo:font-style="italic" officeooo:rsid="0011c35d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esearch Review</text:p>
      <text:p text:style-name="P1"/>
      <text:p text:style-name="P1"/>
      <text:p text:style-name="P1"/>
      <text:p text:style-name="P1"/>
      <text:p text:style-name="P14">Advanced Game Play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Game Tree Searching Using Min-Max Approximation – Ron Rivest 1987</text:p>
      <text:p text:style-name="P4"/>
      <text:p text:style-name="P5"><text:span text:style-name="T2">This paper introduces a new technique for searching in game trees, based on </text:span><text:span text:style-name="T1">the idea of approximating the min and max operators with generalized </text:span><text:span text:style-name="T2">mean-value operators </text:span><text:span text:style-name="T19">(GMV)</text:span><text:span text:style-name="T2"> </text:span><text:span text:style-name="T3">perform</text:span><text:span text:style-name="T4">ing better</text:span><text:span text:style-name="T3"> than min-max search with alpha-beta pruning</text:span><text:span text:style-name="T2">.</text:span></text:p>
      <text:p text:style-name="P8"/>
      <text:p text:style-name="P6"><text:span text:style-name="T2">F</text:span><text:span text:style-name="T1">or the purpose of algorithm, a generalized p-mean of </text:span><text:span text:style-name="T7">a</text:span><text:span text:style-name="T1">, </text:span><text:span text:style-name="T1"><draw:frame draw:style-name="fr1" draw:name="Object4" text:anchor-type="as-char" svg:y="-0.152in" svg:width="0.5311in" svg:height="0.2126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, </text:span><text:span text:style-name="T15">where </text:span><text:span text:style-name="T15"><draw:frame draw:style-name="fr1" draw:name="Object5" text:anchor-type="as-char" svg:y="-0.172in" svg:width="2.1839in" svg:height="0.2327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1">, is defined </text:span><text:span text:style-name="T16">as</text:span><text:span text:style-name="T1">:</text:span></text:p>
      <text:p text:style-name="P8"/>
      <text:p text:style-name="P5"><text:span text:style-name="T2"><draw:frame draw:style-name="fr1" draw:name="Object1" text:anchor-type="as-char" svg:y="-0.2681in" svg:width="1.5634in" svg:height="0.4366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 </text:span><text:span text:style-name="T5">p &gt; 0 </text:span><text:span text:style-name="T16">and</text:span><text:span text:style-name="T5"><draw:frame draw:style-name="fr1" draw:name="Object2" text:anchor-type="as-char" svg:y="-0.2846in" svg:width="2.1736in" svg:height="0.4307in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5">, </text:span><text:span text:style-name="T6">p = 0</text:span></text:p>
      <text:p text:style-name="P9"/>
      <text:p text:style-name="P6"><text:span text:style-name="T16">O</text:span><text:span text:style-name="T1">bserving that</text:span></text:p>
      <text:p text:style-name="P6"><text:span text:style-name="T1"><draw:frame draw:style-name="fr1" draw:name="Object3" text:anchor-type="as-char" svg:y="-0.152in" svg:width="1.8346in" svg:height="0.29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,</text:span><text:span text:style-name="T16"><draw:frame draw:style-name="fr1" draw:name="Object6" text:anchor-type="as-char" svg:y="-0.152in" svg:width="1.872in" svg:height="0.298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and</text:span><text:span text:style-name="T16"><draw:frame draw:style-name="fr1" draw:name="Object7" text:anchor-type="as-char" svg:y="-0.152in" svg:width="1.6016in" svg:height="0.2126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6">, </text:span><text:span text:style-name="T17">we can come to a conclusion that the first derivation wrt each </text:span><text:span text:style-name="T8">a</text:span><text:span text:style-name="T32">i</text:span><text:span text:style-name="T17"> is continuous, i.e.:</text:span></text:p>
      <text:p text:style-name="P10"/>
      <text:p text:style-name="P11"><draw:frame draw:style-name="fr1" draw:name="Object8" text:anchor-type="as-char" svg:y="-0.2929in" svg:width="1.7425in" svg:height="0.4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><text:span text:style-name="T16">T</text:span><text:span text:style-name="T1">his property is far more useful </text:span><text:span text:style-name="T18">for sensitivity analysis </text:span><text:span text:style-name="T1">than computing derivatives of </text:span><text:span text:style-name="T7">max(a)</text:span><text:span text:style-name="T1">, which are always 0 or 1.</text:span></text:p>
      <text:p text:style-name="P15"><text:span text:style-name="T1"/></text:p>
      <text:p text:style-name="P16"><text:span text:style-name="T1">Penalty based scheme is introduced that introduces an approximate way to expand search in a given node based on GMV. </text:span><text:span text:style-name="T21">Non-negative w</text:span><text:span text:style-name="T20">eight </text:span><text:span text:style-name="T9">w(e)</text:span><text:span text:style-name="T20"> of an edge </text:span><text:span text:style-name="T9">e</text:span><text:span text:style-name="T20"> in a game tree is a penalty; we want edges leading to unfavorable outcome to have larger penalty. </text:span><text:span text:style-name="T22">Now for each node in the game tree we compute its penalty that is a sum of penalties on all edges from the node to the root node. We will then select nodes to expand with the lowest penalty. </text:span><text:span text:style-name="T23">Next we define</text:span></text:p>
      <text:p text:style-name="P17"><text:span text:style-name="T23"><draw:frame draw:style-name="fr2" draw:name="Object9" text:anchor-type="as-char" svg:y="-0.398in" svg:width="3.628in" svg:height="0.7335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5">and</text:span><text:span text:style-name="T23"><draw:frame draw:style-name="fr2" draw:name="Object11" text:anchor-type="as-char" svg:y="-0.272in" svg:width="1.2953in" svg:height="0.4492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8"><text:span text:style-name="T1">where</text:span><text:span text:style-name="T1"><draw:frame draw:style-name="fr2" draw:name="Object10" text:anchor-type="as-char" svg:y="-0.152in" svg:width="0.4575in" svg:height="0.2126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">is value at a terminal node, </text:span><text:span text:style-name="T10">Terminal</text:span><text:span text:style-name="T24">, </text:span><text:span text:style-name="T10">Max</text:span><text:span text:style-name="T24"> and </text:span><text:span text:style-name="T10">Min</text:span><text:span text:style-name="T24"> are sets of nodes of given type.</text:span></text:p>
      <text:p text:style-name="P19"><text:span text:style-name="T10">D</text:span><text:span text:style-name="T7">(s, c)</text:span><text:span text:style-name="T1"> measures sensitivity of the root value</text:span><text:span text:style-name="T1"><draw:frame draw:style-name="fr2" draw:name="Object12" text:anchor-type="as-char" svg:y="-0.152in" svg:width="0.4654in" svg:height="0.2126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to the changes of in the tip value</text:span><text:span text:style-name="T1"><draw:frame draw:style-name="fr2" draw:name="Object13" text:anchor-type="as-char" svg:y="-0.152in" svg:width="0.4752in" svg:height="0.2126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. Here comes the idea to choose tip </text:span><text:span text:style-name="T7">c</text:span><text:span text:style-name="T1"> with the highest value of </text:span><text:span text:style-name="T10">D</text:span><text:span text:style-name="T7">(s, c)</text:span><text:span text:style-name="T1"> to expand, </text:span><text:span text:style-name="T26">and formulate it as a penalty-based heuristics. </text:span><text:span text:style-name="T27">If we define weight </text:span><text:span text:style-name="T12">w(x)</text:span><text:span text:style-name="T27"> on the edge between node </text:span><text:span text:style-name="T11">x</text:span><text:span text:style-name="T27"> and its parent </text:span><text:span text:style-name="T11">f(x) </text:span><text:span text:style-name="T28">as</text:span></text:p>
      <text:p text:style-name="P19"><text:span text:style-name="T28"><draw:frame draw:style-name="fr2" draw:name="Object14" text:anchor-type="as-char" svg:y="-0.152in" svg:width="1.7874in" svg:height="0.2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8">, </text:span><text:span text:style-name="T29">by chain rule we get </text:span><text:span text:style-name="T29"><draw:frame draw:style-name="fr2" draw:name="Object15" text:anchor-type="as-char" svg:y="-0.172in" svg:width="1.8299in" svg:height="0.347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9">, </text:span><text:span text:style-name="T13">A(x)</text:span><text:span text:style-name="T29"> = ancestors of </text:span><text:span text:style-name="T13">x</text:span></text:p>
      <text:p text:style-name="P20"><text:span text:style-name="T24">t</text:span><text:span text:style-name="T1">hen by choosing the </text:span><text:span text:style-name="T31">game tree’s </text:span><text:span text:style-name="T1">tip </text:span><text:span text:style-name="T14">x</text:span><text:span text:style-name="T1"> with </text:span><text:span text:style-name="T30">the </text:span><text:span text:style-name="T1">highest </text:span><text:span text:style-name="T7">D(s, </text:span><text:span text:style-name="T14">x</text:span><text:span text:style-name="T7">)</text:span><text:span text:style-name="T1"> guarantees the lowest penalty, as </text:span><text:span text:style-name="T30">tip’s </text:span><text:span text:style-name="T1">penalty is defined as</text:span><text:span text:style-name="T1"><draw:frame draw:style-name="fr2" draw:name="Object16" text:anchor-type="as-char" svg:y="-0.1701in" svg:width="1.3138in" svg:height="0.3472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">.</text:span></text:p>
      <text:p text:style-name="P12"/>
      <text:p text:style-name="P12">By using a penalty-based scheme instead of alpha-beta pruning over minimax algorithm, employing aforementioned continuous approximation, the results depend on the game criteria – when time is restricted, alpha-beta pruning wins in ratio of 239:186 wins:loses but when the depth of searched moves is restricted, penalty-based scheme prevails with 249:190.</text:p>
      <text:p text:style-name="P12"/>
      <text:p text:style-name="P13">The penalty-based scheme is much more computationally intense with worse asymptotic running complexity, hence its usage might not be the most practic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23:46:37.661000000</meta:creation-date>
    <dc:date>2017-04-26T00:43:47.921000000</dc:date>
    <meta:editing-duration>PT8H14M46S</meta:editing-duration>
    <meta:editing-cycles>36</meta:editing-cycles>
    <meta:generator>LibreOffice/5.3.2.2$Windows_X86_64 LibreOffice_project/6cd4f1ef626f15116896b1d8e1398b56da0d0ee1</meta:generator>
    <meta:document-statistic meta:table-count="0" meta:image-count="0" meta:object-count="16" meta:page-count="2" meta:paragraph-count="18" meta:word-count="378" meta:character-count="2172" meta:non-whitespace-character-count="1809"/>
  </office:meta>
</office:document-meta>
</file>

<file path=Object 1/content.xml><?xml version="1.0" encoding="utf-8"?>
<math xmlns="http://www.w3.org/1998/Math/MathML" display="block">
  <semantics>
    <mrow>
      <msub>
        <mi>M</mi>
        <mi>p</mi>
      </msub>
      <mrow>
        <mrow>
          <mo fence="true" stretchy="false">(</mo>
          <mrow>
            <mi>a</mi>
          </mrow>
          <mo fence="true" stretchy="false">)</mo>
        </mrow>
        <mo stretchy="false">=</mo>
        <msup>
          <mrow>
            <mo fence="true" stretchy="true">(</mo>
            <mrow>
              <mrow>
                <mfrac>
                  <mn>1</mn>
                  <mi>n</mi>
                </mfrac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subsup>
                    <mi>a</mi>
                    <mi>i</mi>
                    <mi>p</mi>
                  </msubsup>
                </mrow>
              </mrow>
            </mrow>
            <mo fence="true" stretchy="true">)</mo>
          </mrow>
          <mfrac>
            <mn>1</mn>
            <mi>p</mi>
          </mfrac>
        </msup>
      </mrow>
    </mrow>
    <annotation encoding="StarMath 5.0">M_p(a)=left ( 1 over n sum_{i=1}^n {a_i^p}right )^{ 1 over p} </annotation>
  </semantics>
</math>
</file>

<file path=Object 10/content.xml><?xml version="1.0" encoding="utf-8"?>
<math xmlns="http://www.w3.org/1998/Math/MathML" display="block">
  <semantics>
    <mrow>
      <mover accent="true">
        <msub>
          <mi>v</mi>
          <mi>E</mi>
        </msub>
        <mo stretchy="true">^</mo>
      </mover>
      <mrow>
        <mo fence="true" stretchy="false">(</mo>
        <mrow>
          <mi>c</mi>
        </mrow>
        <mo fence="true" stretchy="false">)</mo>
      </mrow>
    </mrow>
    <annotation encoding="StarMath 5.0">widehat {v}_E(c)</annotation>
  </semantics>
</math>
</file>

<file path=Object 11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o stretchy="false">∂</mo>
            <mover accent="true">
              <msub>
                <mi>v</mi>
                <mi>E</mi>
              </msub>
              <mo stretchy="true">~</mo>
            </mover>
            <mrow>
              <mo fence="true" stretchy="false">(</mo>
              <mrow>
                <mi>x</mi>
              </mrow>
              <mo fence="true" stretchy="false">)</mo>
            </mrow>
          </mrow>
          <mrow>
            <mo stretchy="false">∂</mo>
            <mover accent="true">
              <msub>
                <mi>v</mi>
                <mi>E</mi>
              </msub>
              <mo stretchy="true">~</mo>
            </mover>
            <mrow>
              <mo fence="true" stretchy="false">(</mo>
              <mrow>
                <mi>y</mi>
              </mrow>
              <mo fence="true" stretchy="false">)</mo>
            </mrow>
          </mrow>
        </mfrac>
      </mrow>
    </mrow>
    <annotation encoding="StarMath 5.0">D( x, y ) = { partial widetilde {v}_E( x ) } over {partial widetilde {v}_E( y ) }</annotation>
  </semantics>
</math>
</file>

<file path=Object 12/content.xml><?xml version="1.0" encoding="utf-8"?>
<math xmlns="http://www.w3.org/1998/Math/MathML" display="block">
  <semantics>
    <mrow>
      <mover accent="true">
        <msub>
          <mi>v</mi>
          <mi>E</mi>
        </msub>
        <mo stretchy="true">~</mo>
      </mover>
      <mrow>
        <mo fence="true" stretchy="false">(</mo>
        <mrow>
          <mi>s</mi>
        </mrow>
        <mo fence="true" stretchy="false">)</mo>
      </mrow>
    </mrow>
    <annotation encoding="StarMath 5.0">widetilde {v}_E( s )</annotation>
  </semantics>
</math>
</file>

<file path=Object 13/content.xml><?xml version="1.0" encoding="utf-8"?>
<math xmlns="http://www.w3.org/1998/Math/MathML" display="block">
  <semantics>
    <mrow>
      <mover accent="true">
        <msub>
          <mi>v</mi>
          <mi>E</mi>
        </msub>
        <mo stretchy="true">~</mo>
      </mover>
      <mrow>
        <mo fence="true" stretchy="false">(</mo>
        <mrow>
          <mi>c</mi>
        </mrow>
        <mo fence="true" stretchy="false">)</mo>
      </mrow>
    </mrow>
    <annotation encoding="StarMath 5.0">widetilde {v}_E( c )</annotation>
  </semantics>
</math>
</file>

<file path=Object 14/content.xml><?xml version="1.0" encoding="utf-8"?>
<math xmlns="http://www.w3.org/1998/Math/MathML" display="block">
  <semantics>
    <mrow>
      <mi>w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>log</mi>
        </mrow>
      </mrow>
      <mrow>
        <mo fence="true" stretchy="false">(</mo>
        <mrow>
          <mrow>
            <mi>D</mi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i>,</mi>
                  <mi>x</mi>
                </mrow>
              </mrow>
              <mo fence="true" stretchy="false">)</mo>
            </mrow>
          </mrow>
        </mrow>
        <mo fence="true" stretchy="false">)</mo>
      </mrow>
    </mrow>
    <annotation encoding="StarMath 5.0">w( x)=-log(D(f(x), x ))</annotation>
  </semantics>
</math>
</file>

<file path=Object 15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s</mi>
              <mi>,</mi>
              <mi>x</mi>
            </mrow>
          </mrow>
          <mo fence="true" stretchy="false">)</mo>
        </mrow>
        <mo stretchy="false">=</mo>
        <mrow>
          <munder>
            <mo stretchy="false">∏</mo>
            <mrow>
              <mrow>
                <mi>c</mi>
                <mo stretchy="false">∈</mo>
                <mi>A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i>D</mi>
        </mrow>
      </mrow>
      <mrow>
        <mo fence="true" stretchy="false">(</mo>
        <mrow>
          <mrow>
            <mi>f</mi>
            <mrow>
              <mo fence="true" stretchy="false">(</mo>
              <mrow>
                <mi>c</mi>
              </mrow>
              <mo fence="true" stretchy="false">)</mo>
            </mrow>
            <mi>,</mi>
            <mi>c</mi>
          </mrow>
        </mrow>
        <mo fence="true" stretchy="false">)</mo>
      </mrow>
    </mrow>
    <annotation encoding="StarMath 5.0">D(s, x )= prod from{c in A(x)}D(f(c), c )</annotation>
  </semantics>
</math>
</file>

<file path=Object 16/content.xml><?xml version="1.0" encoding="utf-8"?>
<math xmlns="http://www.w3.org/1998/Math/MathML" display="block">
  <semantics>
    <mrow>
      <msub>
        <mi>P</mi>
        <mi>s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row>
              <mrow>
                <mi>c</mi>
                <mo stretchy="false">∈</mo>
                <mi>A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under>
          <mi>w</mi>
        </mrow>
      </mrow>
      <mrow>
        <mo fence="true" stretchy="false">(</mo>
        <mrow>
          <mi>c</mi>
        </mrow>
        <mo fence="true" stretchy="false">)</mo>
      </mrow>
    </mrow>
    <annotation encoding="StarMath 5.0">P_s(x ) = sum from { c in A(x) } w( c)</annotation>
  </semantics>
</math>
</file>

<file path=Object 2/content.xml><?xml version="1.0" encoding="utf-8"?>
<math xmlns="http://www.w3.org/1998/Math/MathML" display="block">
  <semantics>
    <mrow>
      <msub>
        <mi>M</mi>
        <mn>0</mn>
      </msub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i>lim</mi>
            <mrow>
              <mi>p</mi>
              <mo stretchy="false">→</mo>
              <mn>0</mn>
            </mrow>
          </munder>
          <msub>
            <mi>M</mi>
            <mi>p</mi>
          </msub>
        </mrow>
      </mrow>
      <mrow>
        <mrow>
          <mo fence="true" stretchy="false">(</mo>
          <mrow>
            <mi>a</mi>
          </mrow>
          <mo fence="true" stretchy="false">)</mo>
        </mrow>
        <mo stretchy="false">=</mo>
        <msup>
          <mrow>
            <mo fence="true" stretchy="false">(</mo>
            <mrow>
              <mrow>
                <msub>
                  <mi>a</mi>
                  <mn>1,</mn>
                </msub>
                <mn>..</mn>
                <mi>,</mi>
                <msub>
                  <mi>a</mi>
                  <mi>n</mi>
                </msub>
              </mrow>
            </mrow>
            <mo fence="true" stretchy="false">)</mo>
          </mrow>
          <mfrac>
            <mn>1</mn>
            <mi>n</mi>
          </mfrac>
        </msup>
      </mrow>
    </mrow>
    <annotation encoding="StarMath 5.0">M_0( a ) = lim from{p -&gt; 0} M_p( a) = ( a_1, .., a_n )^{ 1 over n }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p</mi>
            <mo stretchy="false">→</mo>
            <mi mathvariant="normal">∞</mi>
          </mrow>
        </munder>
        <msub>
          <mi>M</mi>
          <mi>p</mi>
        </msub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max</mi>
      </mrow>
      <mrow>
        <mo fence="true" stretchy="false">(</mo>
        <mrow>
          <mrow>
            <msub>
              <mi>a</mi>
              <mn>1,</mn>
            </msub>
            <mn>..</mn>
            <mi>,</mi>
            <msub>
              <mi>a</mi>
              <mi>n</mi>
            </msub>
          </mrow>
        </mrow>
        <mo fence="true" stretchy="false">)</mo>
      </mrow>
    </mrow>
    <annotation encoding="StarMath 5.0">lim from{p -&gt; infinity} M_p( a) =max( a_1, .., a_n )</annotation>
  </semantics>
</math>
</file>

<file path=Object 4/content.xml><?xml version="1.0" encoding="utf-8"?>
<math xmlns="http://www.w3.org/1998/Math/MathML" display="block">
  <semantics>
    <mrow>
      <msub>
        <mi>M</mi>
        <mi>p</mi>
      </msub>
      <mrow>
        <mo fence="true" stretchy="false">(</mo>
        <mrow>
          <mi>a</mi>
        </mrow>
        <mo fence="true" stretchy="false">)</mo>
      </mrow>
    </mrow>
    <annotation encoding="StarMath 5.0">M_p(a)</annotation>
  </semantics>
</math>
</file>

<file path=Object 5/content.xml><?xml version="1.0" encoding="utf-8"?>
<math xmlns="http://www.w3.org/1998/Math/MathML" display="block">
  <semantics>
    <mrow>
      <mrow>
        <mi>a</mi>
        <mo stretchy="false">=</mo>
        <mrow>
          <mo fence="true" stretchy="false">(</mo>
          <mrow>
            <mrow>
              <msub>
                <mi>a</mi>
                <mn>1,</mn>
              </msub>
              <mn>..</mn>
              <mi>,</mi>
              <msub>
                <mi>a</mi>
                <mi>n</mi>
              </msub>
            </mrow>
          </mrow>
          <mo fence="true" stretchy="false">)</mo>
        </mrow>
      </mrow>
      <mi>,</mi>
      <mrow>
        <msub>
          <mi>a</mi>
          <mi>i</mi>
        </msub>
        <mo stretchy="false">∈</mo>
        <msup>
          <mi mathvariant="normal">ℜ</mi>
          <mrow>
            <mo stretchy="false">+</mo>
            <mrow/>
          </mrow>
        </msup>
      </mrow>
      <mi>,</mi>
      <mrow>
        <mi>p</mi>
        <mo stretchy="false">∈</mo>
        <mrow>
          <mi mathvariant="normal">ℜ</mi>
          <mo stretchy="false">∖</mo>
          <mrow>
            <mo fence="true" stretchy="true">{</mo>
            <mrow>
              <mn>0</mn>
            </mrow>
            <mo fence="true" stretchy="true">}</mo>
          </mrow>
        </mrow>
      </mrow>
    </mrow>
    <annotation encoding="StarMath 5.0">a = ( a_1, .., a_n ), a_i in Re^+{ }, p in Re setminus left lbrace 0 right rbrace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p</mi>
            <mrow>
              <mo stretchy="false">→</mo>
              <mo stretchy="false">−</mo>
              <mi mathvariant="normal">∞</mi>
            </mrow>
          </mrow>
        </munder>
        <msub>
          <mi>M</mi>
          <mi>p</mi>
        </msub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min</mi>
      </mrow>
      <mrow>
        <mo fence="true" stretchy="false">(</mo>
        <mrow>
          <mrow>
            <msub>
              <mi>a</mi>
              <mn>1,</mn>
            </msub>
            <mn>..</mn>
            <mi>,</mi>
            <msub>
              <mi>a</mi>
              <mi>n</mi>
            </msub>
          </mrow>
        </mrow>
        <mo fence="true" stretchy="false">)</mo>
      </mrow>
    </mrow>
    <annotation encoding="StarMath 5.0">lim from{p -&gt; -infinity} M_p( a) =min( a_1, .., a_n )</annotation>
  </semantics>
</math>
</file>

<file path=Object 7/content.xml><?xml version="1.0" encoding="utf-8"?>
<math xmlns="http://www.w3.org/1998/Math/MathML" display="block">
  <semantics>
    <mrow>
      <mrow>
        <mi>p</mi>
        <mo stretchy="false">≤</mo>
        <mi>q</mi>
      </mrow>
      <mo stretchy="false">→</mo>
      <msub>
        <mi>M</mi>
        <mi>p</mi>
      </msub>
      <mrow>
        <mrow>
          <mo fence="true" stretchy="false">(</mo>
          <mrow>
            <mi>a</mi>
          </mrow>
          <mo fence="true" stretchy="false">)</mo>
        </mrow>
        <mo stretchy="false">≤</mo>
        <msub>
          <mi>M</mi>
          <mi>q</mi>
        </msub>
      </mrow>
      <mrow>
        <mo fence="true" stretchy="false">(</mo>
        <mrow>
          <mi>a</mi>
        </mrow>
        <mo fence="true" stretchy="false">)</mo>
      </mrow>
    </mrow>
    <annotation encoding="StarMath 5.0">p &lt;= q -&gt; M_p( a ) &lt;= M_q( a )</annotation>
  </semantics>
</math>
</file>

<file path=Object 8/content.xml><?xml version="1.0" encoding="utf-8"?>
<math xmlns="http://www.w3.org/1998/Math/MathML" display="block">
  <semantics>
    <mrow>
      <mrow>
        <mfrac>
          <mrow>
            <mo stretchy="false">∂</mo>
            <msub>
              <mi>M</mi>
              <mi>p</mi>
            </msub>
            <mrow>
              <mo fence="true" stretchy="false">(</mo>
              <mrow>
                <mi>a</mi>
              </mrow>
              <mo fence="true" stretchy="false">)</mo>
            </mrow>
          </mrow>
          <mrow>
            <mo stretchy="false">∂</mo>
            <msub>
              <mi>a</mi>
              <mi>i</mi>
            </msub>
          </mrow>
        </mfrac>
        <mo stretchy="false">=</mo>
        <mfrac>
          <mn>1</mn>
          <mi>n</mi>
        </mfrac>
      </mrow>
      <msup>
        <mrow>
          <mo fence="true" stretchy="true">(</mo>
          <mrow>
            <mfrac>
              <msub>
                <mi>a</mi>
                <mi>i</mi>
              </msub>
              <mrow>
                <msub>
                  <mi>M</mi>
                  <mi>p</mi>
                </msub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</mfrac>
          </mrow>
          <mo fence="true" stretchy="true">)</mo>
        </mrow>
        <mrow>
          <mi>p</mi>
          <mo stretchy="false">−</mo>
          <mn>1</mn>
        </mrow>
      </msup>
    </mrow>
    <annotation encoding="StarMath 5.0">{partial M_p( a )} over {partial a_i} = 1 over n left (  {a_i} over {M_p(a)} right ) ^ { p - 1 }</annotation>
  </semantics>
</math>
</file>

<file path=Object 9/content.xml><?xml version="1.0" encoding="utf-8"?>
<math xmlns="http://www.w3.org/1998/Math/MathML" display="block">
  <semantics>
    <mrow>
      <mover accent="true">
        <msub>
          <mi>v</mi>
          <mi>E</mi>
        </msub>
        <mo stretchy="true">~</mo>
      </mover>
      <mrow>
        <mrow>
          <mo fence="true" stretchy="false">(</mo>
          <mrow>
            <mi>c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over accent="true">
                      <msub>
                        <mi>v</mi>
                        <mi>E</mi>
                      </msub>
                      <mo stretchy="true">^</mo>
                    </mover>
                    <mrow>
                      <mo fence="true" stretchy="false">(</mo>
                      <mrow>
                        <mi>c</mi>
                      </mrow>
                      <mo fence="true" stretchy="false">)</mo>
                    </mrow>
                  </mrow>
                </mtd>
                <mtd>
                  <mrow>
                    <mi>c</mi>
                    <mo stretchy="false">∈</mo>
                    <mi mathvariant="italic">Terminal</mi>
                  </mrow>
                </mtd>
              </mtr>
              <mtr>
                <mtd>
                  <mrow>
                    <msub>
                      <mi>M</mi>
                      <mi>p</mi>
                    </msub>
                    <mrow>
                      <mo fence="true" stretchy="false">(</mo>
                      <mrow>
                        <mrow>
                          <mover accent="true">
                            <msub>
                              <mi>v</mi>
                              <mi>E</mi>
                            </msub>
                            <mo stretchy="true">~</mo>
                          </mover>
                          <mrow>
                            <mo fence="true" stretchy="false">(</mo>
                            <mrow>
                              <msub>
                                <mi>d</mi>
                                <mn>1</mn>
                              </msub>
                            </mrow>
                            <mo fence="true" stretchy="false">)</mo>
                          </mrow>
                          <mn>...</mn>
                          <mover accent="true">
                            <msub>
                              <mi>v</mi>
                              <mi>E</mi>
                            </msub>
                            <mo stretchy="true">~</mo>
                          </mover>
                          <mrow>
                            <mo fence="true" stretchy="false">(</mo>
                            <mrow>
                              <msub>
                                <mi>d</mi>
                                <mi>k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  <mtd>
                  <mrow>
                    <mi>c</mi>
                    <mo stretchy="false">∈</mo>
                    <mrow>
                      <mi mathvariant="italic">Max</mi>
                      <mo stretchy="false">∖</mo>
                      <mi mathvariant="italic">Terminal</mi>
                    </mrow>
                  </mrow>
                </mtd>
              </mtr>
              <mtr>
                <mtd>
                  <mrow>
                    <msub>
                      <mi>M</mi>
                      <mrow>
                        <mo stretchy="false">−</mo>
                        <mi>p</mi>
                      </mrow>
                    </msub>
                    <mrow>
                      <mo fence="true" stretchy="false">(</mo>
                      <mrow>
                        <mrow>
                          <mover accent="true">
                            <msub>
                              <mi>v</mi>
                              <mi>E</mi>
                            </msub>
                            <mo stretchy="true">~</mo>
                          </mover>
                          <mrow>
                            <mo fence="true" stretchy="false">(</mo>
                            <mrow>
                              <msub>
                                <mi>d</mi>
                                <mn>1</mn>
                              </msub>
                            </mrow>
                            <mo fence="true" stretchy="false">)</mo>
                          </mrow>
                          <mn>...</mn>
                          <mover accent="true">
                            <msub>
                              <mi>v</mi>
                              <mi>E</mi>
                            </msub>
                            <mo stretchy="true">~</mo>
                          </mover>
                          <mrow>
                            <mo fence="true" stretchy="false">(</mo>
                            <mrow>
                              <msub>
                                <mi>d</mi>
                                <mi>k</mi>
                              </msub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td>
                <mtd>
                  <mrow>
                    <mi>c</mi>
                    <mo stretchy="false">∈</mo>
                    <mrow>
                      <mi mathvariant="italic">Min</mi>
                      <mo stretchy="false">∖</mo>
                      <mi mathvariant="italic">Terminal</mi>
                    </mrow>
                  </mrow>
                </mtd>
              </mtr>
            </mtable>
          </mrow>
          <mo fence="true" stretchy="true">}</mo>
        </mrow>
      </mrow>
    </mrow>
    <annotation encoding="StarMath 5.0"> widetilde {v}_E( c ) = left lbrace matrix{ widehat {v}_E(c) # c in Terminal ##
  M_p(widetilde {v}_E(d_1) ... widetilde {v}_E(d_k)) # c in Max setminus Terminal ##
 M_-p(widetilde {v}_E(d_1) ... widetilde {v}_E(d_k)) # c in Min setminus Terminal }  right rbrace </annotation>
  </semantics>
</math>
</file>